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officeooo:rsid="001cfd67" officeooo:paragraph-rsid="001cfd67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op</text:p>
      <text:p text:style-name="Text_20_body"/>
      <text:p text:style-name="Text_20_body">#PHP - Les boucles ##Exercice 1 Créer une variable et l'initialiser à 0.<text:line-break/>Tant que cette variable n'atteint pas 10, il faut :</text:p>
      <text:list xml:id="list6388863924851724996" text:style-name="L1">
        <text:list-item>
          <text:p text:style-name="P6">l'afficher </text:p>
        </text:list-item>
        <text:list-item>
          <text:p text:style-name="P1">l'incrementer </text:p>
        </text:list-item>
      </text:list>
      <text:p text:style-name="Text_20_body">##Exercice 2 Créer deux variables. Initialiser la première à 0 et la deuxième avec un nombre compris en 1 et 100.<text:line-break/>Tant que la première variable n'est pas supérieur à 20 :</text:p>
      <text:list xml:id="list2838233946207664563" text:style-name="L2">
        <text:list-item>
          <text:p text:style-name="P7">multiplier la première variable avec la deuxième </text:p>
        </text:list-item>
        <text:list-item>
          <text:p text:style-name="P7">afficher le résultat </text:p>
        </text:list-item>
        <text:list-item>
          <text:p text:style-name="P2">incrementer la première variable </text:p>
        </text:list-item>
      </text:list>
      <text:p text:style-name="Text_20_body">##Exercice 3 Créer deux variables. Initialiser la première à 100 et la deuxième avec un nombre compris en 1 et 100.<text:line-break/>Tant que la première variable n'est pas inférieur ou égale à 10 :</text:p>
      <text:list xml:id="list6037050991225226826" text:style-name="L3">
        <text:list-item>
          <text:p text:style-name="P8">multiplier la première variable avec la deuxième </text:p>
        </text:list-item>
        <text:list-item>
          <text:p text:style-name="P8">afficher le résultat </text:p>
        </text:list-item>
        <text:list-item>
          <text:p text:style-name="P3">décrémenter la première variable </text:p>
        </text:list-item>
      </text:list>
      <text:p text:style-name="Text_20_body">##Exercice 4 Créer une variable et l'initialiser à 1.<text:line-break/>Tant que cette variable n'atteint pas 10, il faut :</text:p>
      <text:list xml:id="list2919923317589726525" text:style-name="L4">
        <text:list-item>
          <text:p text:style-name="P9">l'afficher </text:p>
        </text:list-item>
        <text:list-item>
          <text:p text:style-name="P4">l'incrementer de la moitié de sa valeur </text:p>
        </text:list-item>
      </text:list>
      <text:p text:style-name="Text_20_body">##Exercice 5 En allant de 1 à 15 avec un pas de 1, afficher le message <text:span text:style-name="Strong_20_Emphasis">On y arrive presque</text:span>.</text:p>
      <text:p text:style-name="Text_20_body">##Exercice 6 En allant de 20 à 0 avec un pas de 1, afficher le message <text:span text:style-name="Strong_20_Emphasis">C'est presque bon</text:span>.</text:p>
      <text:p text:style-name="Text_20_body">##Exercice 7 En allant de 1 à 100 avec un pas de 15, afficher le message <text:span text:style-name="Strong_20_Emphasis">On tient le bon bout</text:span>.</text:p>
      <text:p text:style-name="Text_20_body">##Exercice 8 En allant de 200 à 0 avec un pas de 12, afficher le message <text:span text:style-name="Strong_20_Emphasis">Enfin !!!!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47:06.873146375</meta:creation-date>
    <dc:date>2017-03-21T13:47:50.660092133</dc:date>
    <meta:editing-duration>PT4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35" meta:character-count="1234" meta:non-whitespace-character-count="1018"/>
  </office:meta>
</office:document-meta>
</file>